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Lato" svg:font-family="Lato" style:font-family-generic="swiss" style:font-pitch="variable" svg:panose-1="2 15 5 2 2 2 4 3 2 3"/>
  </office:font-face-decls>
  <office:automatic-styles>
    <style:style style:name="P1" style:parent-style-name="Heading1" style:master-page-name="MP0" style:family="paragraph">
      <style:paragraph-properties fo:break-before="page" fo:text-align="center"/>
      <style:text-properties style:font-name="Lato" fo:font-weight="bold" style:font-weight-asian="bold" style:font-weight-complex="bold"/>
    </style:style>
    <style:style style:name="P2" style:parent-style-name="Normal" style:family="paragraph">
      <style:text-properties style:font-name="Lato"/>
    </style:style>
    <style:style style:name="P3" style:parent-style-name="Normal" style:family="paragraph">
      <style:paragraph-properties fo:text-align="justify"/>
      <style:text-properties style:font-name="Lato"/>
    </style:style>
    <style:style style:name="P4" style:parent-style-name="Normal" style:family="paragraph">
      <style:paragraph-properties fo:text-align="justify"/>
      <style:text-properties style:font-name="Lato"/>
    </style:style>
    <style:style style:name="P5" style:parent-style-name="Normal" style:family="paragraph">
      <style:paragraph-properties fo:text-align="justify"/>
      <style:text-properties style:font-name="Lato"/>
    </style:style>
    <style:style style:name="P6" style:parent-style-name="Normal" style:family="paragraph">
      <style:paragraph-properties fo:text-align="justify"/>
      <style:text-properties style:font-name="Lato"/>
    </style:style>
    <style:style style:name="P7" style:parent-style-name="Normal" style:family="paragraph">
      <style:paragraph-properties fo:text-align="justify"/>
      <style:text-properties style:font-name="Lato"/>
    </style:style>
    <style:style style:name="P8" style:parent-style-name="Normal" style:family="paragraph">
      <style:paragraph-properties fo:text-align="justify"/>
      <style:text-properties style:font-name="Lato"/>
    </style:style>
    <style:style style:name="P9" style:parent-style-name="Normal" style:family="paragraph">
      <style:paragraph-properties fo:text-align="justify"/>
      <style:text-properties style:font-name="Lato"/>
    </style:style>
    <style:style style:name="P10" style:parent-style-name="Normal" style:family="paragraph">
      <style:text-properties style:font-name="Lato"/>
    </style:style>
    <style:style style:name="P11" style:parent-style-name="Normal" style:family="paragraph">
      <style:paragraph-properties fo:text-align="end"/>
      <style:text-properties style:font-name="Lato" fo:font-style="italic" style:font-style-asian="italic" style:font-style-complex="italic" fo:font-size="10.5pt" style:font-size-asian="10.5pt" style:font-size-complex="10.5pt"/>
    </style:style>
    <style:style style:name="P12" style:parent-style-name="Normal" style:family="paragraph">
      <style:paragraph-properties fo:break-before="page"/>
      <style:text-properties style:font-name="Lato" fo:font-style="italic" style:font-style-asian="italic" style:font-style-complex="italic" fo:font-size="10.5pt" style:font-size-asian="10.5pt" style:font-size-complex="10.5pt"/>
    </style:style>
    <style:style style:name="P13" style:parent-style-name="Heading1" style:family="paragraph">
      <style:paragraph-properties fo:text-align="center"/>
      <style:text-properties style:font-name="Lato" fo:language="fr" fo:country="FR"/>
    </style:style>
    <style:style style:name="P14" style:parent-style-name="Normal" style:family="paragraph">
      <style:text-properties fo:language="fr" fo:country="FR"/>
    </style:style>
    <style:style style:name="P15" style:parent-style-name="Normal" style:family="paragraph">
      <style:paragraph-properties fo:text-align="justify"/>
      <style:text-properties style:font-name="Lato" fo:language="fr" fo:country="FR"/>
    </style:style>
    <style:style style:name="P16" style:parent-style-name="Normal" style:family="paragraph">
      <style:paragraph-properties fo:text-align="justify"/>
      <style:text-properties style:font-name="Lato" fo:language="fr" fo:country="FR"/>
    </style:style>
    <style:style style:name="P17" style:parent-style-name="Normal" style:family="paragraph">
      <style:paragraph-properties fo:text-align="justify"/>
      <style:text-properties style:font-name="Lato" fo:language="fr" fo:country="FR"/>
    </style:style>
    <style:style style:name="P18" style:parent-style-name="Normal" style:family="paragraph">
      <style:paragraph-properties fo:text-align="justify"/>
      <style:text-properties style:font-name="Lato" fo:language="fr" fo:country="FR"/>
    </style:style>
    <style:style style:name="P19" style:parent-style-name="Normal" style:family="paragraph">
      <style:paragraph-properties fo:text-align="justify"/>
      <style:text-properties style:font-name="Lato" fo:language="fr" fo:country="FR"/>
    </style:style>
    <style:style style:name="P20" style:parent-style-name="Normal" style:family="paragraph">
      <style:paragraph-properties fo:text-align="justify"/>
      <style:text-properties style:font-name="Lato" fo:language="fr" fo:country="FR"/>
    </style:style>
    <style:style style:name="P21" style:parent-style-name="Normal" style:family="paragraph">
      <style:paragraph-properties fo:text-align="justify"/>
    </style:style>
    <style:style style:name="T22" style:parent-style-name="DefaultParagraphFont" style:family="text">
      <style:text-properties style:font-name="Lato" fo:language="fr" fo:country="FR"/>
    </style:style>
    <style:style style:name="T23" style:parent-style-name="DefaultParagraphFont" style:family="text">
      <style:text-properties style:font-name="Lato" fo:language="fr" fo:country="FR"/>
    </style:style>
  </office:automatic-styles>
  <office:body>
    <office:text text:use-soft-page-breaks="true">
      <text:h text:style-name="P1" text:outline-level="1">Elon Musk told his followers to ‘use Signal,’ leading to 1,100% surge in unrelated stock with similar name</text:h>
      <text:p text:style-name="P2"/>
      <text:p text:style-name="P3">When Tesla CEO Elon Musk urged his Twitter followers on Thursday to “use Signal,” he meant the encrypted messaging app. Some people appear to have taken it the wrong way. Shares of an obscure and unrelated company called Signal Advance, which trades over the counter, surged 527% on Thursday and another 91% on Friday, climbing from 60 cents to $7.19.<text:s/></text:p>
      <text:p text:style-name="P4"/>
      <text:p text:style-name="P5">The Signal that Musk was referring to is operated by a non-profit and serves as an alternative to texting apps like Facebook Messenger, WhatsApp and Apple’s messaging service. That Signal took to Twitter on Friday to clarify that it has nothing to do with Signal Advance. “It’s understandable that people want to invest in Signal’s record growth, but this isn’t us,” Signal wrote. “We’re an independent 501c3 and our only investment is in your privacy.” It’s a familiar issue on Wall Street.<text:s/></text:p>
      <text:p text:style-name="P6"/>
      <text:p text:style-name="P7">In April 2019, on the day Zoom Video Communications held its hotly anticipated market debut under the ticker symbol ZM, a Chinese company named Zoom Technologies jumped more than 80% in two hours of trading. The stock gave up most of those gains that day, closing up 10%. Six years earlier, as investors were waiting for Twitter’s IPO, shares of Tweeter Home Entertainment Group rose more than 1,000%.<text:s/></text:p>
      <text:p text:style-name="P8"/>
      <text:p text:style-name="P9">Both the technical snafu and the wild trading of an unrelated stock underscore Musk’s growing influence. On Thursday, he became the world’s richest person thanks to Tesla’s almost 800% increase in market cap over the past year. On Friday, Tesla became the fifth most valuable public company in the U.S., surpassing Facebook.<text:s/></text:p>
      <text:p text:style-name="P10"/>
      <text:p text:style-name="P11">Adapted from CNBC, 8 January 2021</text:p>
      <text:p text:style-name="P12"/>
      <text:soft-page-break/>
      <text:h text:style-name="P13" text:outline-level="1">Elon Musk conseille à ses abonnés ‘d’utiliser Signal’, entrainant une hausse de 1100% d’une action avec un nom similaire</text:h>
      <text:p text:style-name="P14"/>
      <text:p text:style-name="P15">Ce<text:s/>jeudi, quand Elon Musk, le PDG de Tesla,<text:s/>encouragea ses abonnés sur Twitter à « utiliser Signal », il faisait allusion à l’application de messagerie cryptée. Il semblerait que certaines personnes l’aient mal interprété. Les parts d’une société méconnue et totalement à part nommée<text:s/>Signal Advance, faisant du commerce de gré à gré, s’envolèrent de 527%<text:s/>jeudi et d’encore 91%<text:s/>vendredi, montant de 60 centimes à 7,19$.</text:p>
      <text:p text:style-name="P16"/>
      <text:p text:style-name="P17">L’application « Signal » dont parlait Elon Musk est développée par un organisme à but non lucratif et sert d’alternative aux applications de messagerie telles que Facebook Messenger, WhatsApp ou le service de messagerie d’Apple. Ce vendredi, la société Signal en question publia un message sur Twitter pour expliquer qu’elle n’était aucunement liée à Signal Advance. « Il est tout à fait compréhensible que de nombreuses personnes veuillent investir dans la croissance record de Signal,<text:s/>mais il ne s’agit pas de nous », indique Signal. « Nous sommes une association loi de 1901 indépendante et la seule chose sur laquelle nous investissons en votre vie privée. » Il s’agit là d’un problème commun sur le marché des bourses.</text:p>
      <text:p text:style-name="P18"/>
      <text:p text:style-name="P19">En Avril 2019, le jour de l’entrée sur le marché si attendu de Zoom Video Communications sous le sigle ZM, une société chinoise du nom de Zoom Technologies a vu ses parts augmenter de plus de 80% en tout juste deux heures. L’action a renoncé à la plupart de ces gains ce jour-là, en en gardant 10%. Six ans auparavant, alors que les investisseurs attendaient l’introduction en bourse de Twitter, les parts de Tweeter Home Entertainment Group augmentèrent de plus de 1000%.</text:p>
      <text:p text:style-name="P20"/>
      <text:p text:style-name="P21"><text:span text:style-name="T22">Le chaos technique aussi bien le trading en masse d’une action<text:s/></text:span><text:span text:style-name="T23">sans lien soulignent tous deux l’influence croissante d’Elon Musk. Ce jeudi, il est devenu la personne la plus riche au monde grâce à la croissance de Tesla de près de 800% au cours de l’année passée. Vendredi, Tesla devint la cinquième plus grande société publique des États-Unis, devançant Faceboo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Lato" svg:font-family="Lato" style:font-family-generic="swiss" style:font-pitch="variable" svg:panose-1="2 15 5 2 2 2 4 3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Yu Gothic Light"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ann Marty</meta:initial-creator>
    <dc:creator>Yann Marty</dc:creator>
    <meta:creation-date>2021-02-08T11:10:00Z</meta:creation-date>
    <dc:date>2021-02-08T12:08:00Z</dc:date>
    <meta:template xlink:href="Normal.dotm" xlink:type="simple"/>
    <meta:editing-cycles>3</meta:editing-cycles>
    <meta:editing-duration>PT3480S</meta:editing-duration>
    <meta:document-statistic meta:page-count="2" meta:paragraph-count="16" meta:word-count="640" meta:character-count="3813" meta:row-count="61" meta:non-whitespace-character-count="3189"/>
  </office:meta>
</office:document-meta>
</file>